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6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공간을 먹는 악어</text:p>
          </table:table-cell>
          <table:table-cell table:style-name="ce15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홈페이지 : <text:a xlink:href="https://chalkseagull.com/" xlink:type="simple">https://chalkseagull.com/</text:a></text:p>
            <text:p/>
            <text:p>청강문화산업대학교 게임콘텐츠스쿨 2학년 재학중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냥냥펀치!</text:p>
          </table:table-cell>
          <table:table-cell table:style-name="ce15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nomaryda" xlink:type="simple">https://twitter.com/nomaryda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number-columns-repeated="2" table:style-name="ce14" office:value-type="string" calcext:value-type="string">
            <text:p>Ice Shovel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6:list.L36">
            <calcext:condition calcext:apply-style-name="Accent" calcext:value="=b" calcext:base-cell-address="list.L36"/>
          </calcext:conditional-format>
          <calcext:conditional-format calcext:target-range-address="list.B3:list.B183">
            <calcext:condition calcext:apply-style-name="Error" calcext:value="duplicate" calcext:base-cell-address="list.B3"/>
          </calcext:conditional-format>
          <calcext:conditional-format calcext:target-range-address="list.C3:list.C18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62:list.C163" table:on-update-keep-styles="true" table:on-update-keep-size="false"/>
        <table:database-range table:name="__Anonymous_Sheet_DB__0" table:target-range-address="list.B2:list.H18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21:01:44.98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7T21:04:26.839000000</dc:date>
    <meta:editing-duration>P1DT13H1M32S</meta:editing-duration>
    <meta:editing-cycles>545</meta:editing-cycles>
    <meta:document-statistic meta:table-count="1" meta:cell-count="141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